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9.551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8.229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6.959cm" fo:break-before="auto" style:use-optimal-row-height="false"/>
    </style:style>
    <style:style style:name="ro4" style:family="table-row">
      <style:table-row-properties style:row-height="6.932cm" fo:break-before="auto" style:use-optimal-row-height="false"/>
    </style:style>
    <style:style style:name="ro5" style:family="table-row">
      <style:table-row-properties style:row-height="8.9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4"/>
        <table:table-column table:style-name="co4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7" table:number-columns-repeated="1017" table:default-cell-style-name="ce4"/>
        <table:table-column table:style-name="co5" table:default-cell-style-name="ce4"/>
        <table:table-row table:style-name="ro2">
          <table:table-cell table:style-name="ce2" office:value-type="string">
            <text:p>Level</text:p>
          </table:table-cell>
          <table:table-cell table:style-name="ce5" office:value-type="string">
            <text:p>Air Magic</text:p>
          </table:table-cell>
          <table:table-cell table:style-name="ce5" office:value-type="string">
            <text:p>Earth Magic</text:p>
          </table:table-cell>
          <table:table-cell table:style-name="ce5" office:value-type="string">
            <text:p>Fire Magic</text:p>
          </table:table-cell>
          <table:table-cell table:style-name="ce5" office:value-type="string">
            <text:p>Water Magic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table:style-name="ce6"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20% strength for melee units in stack for</text:p>
            <text:p>one turn</text:p>
            <text:p/>
            <text:p><text:span text:style-name="T1">Treetop Defense</text:span></text:p>
            <text:p>Fully fortifies stack in forest</text:p>
            <text:p/>
          </table:table-cell>
          <table:table-cell table:style-name="ce7" office:value-type="string">
            <text:p>Scorch</text:p>
            <text:p><text:span text:style-name="T2">Turn tile towards desert 1 step per cast</text:span></text:p>
            <text:p><text:span text:style-name="T2">Removes terrain features upon turning </text:span><text:span text:style-name="T2">desert</text:span></text:p>
            <text:p><text:span text:style-name="T2">(floodplains, forests, jungles)</text:span></text:p>
            <text:p/>
            <text:p>Blinding Light</text:p>
            <text:p><text:span text:style-name="T2">Enemy stack becomes immobile for 2 turns</text:span></text:p>
            <text:p><text:span text:style-name="T2">Range 1, 33% chance to be resisted</text:span></text:p>
          </table:table-cell>
          <table:table-cell table:style-name="ce6"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  <text:p><text:span text:style-name="T1">Waterwalking</text:span></text:p>
            <text:p>Units can walk on water in casters tile,</text:p>
            <text:p>Amphibious</text:p>
            <text:p>Lasts 2 turns</text:p>
          </table:table-cell>
          <table:table-cell table:style-name="ce6" office:value-type="string">
            <text:p>+1 Attack/- 1 Defence, 1 turn</text:p>
            <text:p>'Inivisibility, but lost after combat or movement</text:p>
            <text:p>Spellstaff</text:p>
            <text:p>Teleport (Escape)</text:p>
            <text:p>Weak &amp; Strong Permanent</text:p>
          </table:table-cell>
          <table:table-cell office:value-type="string">
            <text:p>Choose Unit</text:p>
          </table:table-cell>
          <table:table-cell table:number-columns-repeated="1017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Teleport</text:p>
            <text:p><text:span text:style-name="T2">Teleports most damaged unit in stack to </text:span><text:span text:style-name="T2">capital.</text:span></text:p>
            <text:p><text:span text:style-name="T2"/></text:p>
            <text:p>Thunderstrike</text:p>
            <text:p><text:span text:style-name="T2">Does damage to whole stack</text:span></text:p>
            <text:p><text:span text:style-name="T2">Average Damage 10%, Max Damage (30%)</text:span></text:p>
            <text:p><text:span text:style-name="T2">Range: 1</text:span></text:p>
            <text:p/>
          </table:table-cell>
          <table:table-cell table:style-name="ce6" office:value-type="string">
            <text:p><text:span text:style-name="T1">Uplift</text:span></text:p>
            <text:p>Adds / removes a hill on tile. (3 Turns)</text:p>
            <text:p>Tile must be unimproved</text:p>
            <text:p>Features get destroyed</text:p>
            <text:p/>
            <text:p><text:span text:style-name="T1">Dispel</text:span></text:p>
            <text:p>Removes beneficial buffs from enemy units</text:p>
            <text:p>Removes negative buffs from friendly units</text:p>
            <text:p>Range 2, Selected Tile</text:p>
          </table:table-cell>
          <table:table-cell table:style-name="ce7" office:value-type="string">
            <text:p>Ring of Flames</text:p>
            <text:p><text:span text:style-name="T2">AOE, Average 10%, Max Damage (30%)</text:span></text:p>
            <text:p><text:span text:style-name="T2">Range 1. Damages Own Unit</text:span></text:p>
            <text:p><text:span text:style-name="T2"/></text:p>
            <text:p>Fiery Rage</text:p>
            <text:p><text:span text:style-name="T2">Casters Tile, Strongest Unit gets Collateral </text:span><text:span text:style-name="T2">Damage attack. Wears off after 1 turn and </text:span><text:span text:style-name="T2">combat.</text:span></text:p>
            <text:p><text:span text:style-name="T2">+10% Strength</text:span></text:p>
          </table:table-cell>
          <table:table-cell table:style-name="ce6" office:value-type="string">
            <text:p><text:span text:style-name="T1">Vitalize</text:span></text:p>
            <text:p>Turn tile towards grassland 1 step per cast</text:p>
            <text:p>Removes floodplains</text:p>
            <text:p/>
            <text:p><text:span text:style-name="T1">Weak</text:span></text:p>
            <text:p>-20% strength for all units in stack.</text:p>
            <text:p>Can be resisted 33%</text:p>
            <text:p>Wears off chance 33%</text:p>
            <text:p/>
            <text:p/>
          </table:table-cell>
          <table:table-cell table:style-name="ce6" office:value-type="string">
            <text:p><text:span text:style-name="T1">Fireball</text:span></text:p>
            <text:p>Does damage to strongest defensive </text:p>
            <text:p>Average Damage 20%, Max Damage (100%)</text:p>
            <text:p>Range: 1</text:p>
            <text:p/>
            <text:p><text:span text:style-name="T1"/></text:p>
            <text:p><text:span text:style-name="T1"/></text:p>
            <text:p><text:span text:style-name="T1">Diseased</text:span></text:p>
            <text:p><text:span text:style-name="T1"/></text:p>
            <text:p/>
            <text:p><text:span text:style-name="T1"/></text:p>
            <text:p><text:span text:style-name="T1">Illusion</text:span></text:p>
            <text:p/>
          </table:table-cell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7" office:value-type="string">
            <text:p>Spellstaff</text:p>
            <text:p><text:span text:style-name="T2">Can cast twice</text:span></text:p>
            <text:p/>
            <text:p>Fatigued</text:p>
            <text:p><text:span text:style-name="T2">-1M to all enemy units (currently +1, cant </text:span><text:span text:style-name="T2">make negative)</text:span></text:p>
            <text:p><text:span text:style-name="T2">-20% strength all units</text:span></text:p>
            <text:p><text:span text:style-name="T2">33% wears off</text:span></text:p>
            <text:p><text:span text:style-name="T2">Unit Visibility -1 to all enemy units</text:span></text:p>
            <text:p><text:span text:style-name="T2"/></text:p>
            <text:p><text:span text:style-name="T2">Selected Tile</text:span></text:p>
          </table:table-cell>
          <table:table-cell table:style-name="ce7" office:value-type="string">
            <text:p>Stoneskin</text:p>
            <text:p><text:span text:style-name="T2">+2 Defensive Strength</text:span></text:p>
            <text:p><text:span text:style-name="T2">+2 First Strike</text:span></text:p>
            <text:p><text:span text:style-name="T2">Full Stack</text:span></text:p>
            <text:p><text:span text:style-name="T2">Casters Tile</text:span></text:p>
            <text:p><text:span text:style-name="T2">1 Turn, Removed after Combat,</text:span></text:p>
            <text:p><text:span text:style-name="T2"/></text:p>
            <text:p>Invisible</text:p>
            <text:p><text:span text:style-name="T2">Makes selected unit have hidden promotion.</text:span></text:p>
            <text:p><text:span text:style-name="T2">Double Movement through </text:span><text:span text:style-name="T2">Forests/Jungle(all stealth units will get this </text:span><text:span text:style-name="T2">bonus also as they use hidden promotion, </text:span><text:span text:style-name="T2">needs changing)</text:span></text:p>
            <text:p/>
          </table:table-cell>
          <table:table-cell table:style-name="ce6" office:value-type="string">
            <text:p><text:span text:style-name="T1">Fireball</text:span></text:p>
            <text:p>Does damage to strongest defensive </text:p>
            <text:p>Average Damage 35%, Max Damage (100%)</text:p>
            <text:p>Range: 2</text:p>
            <text:p/>
            <text:p/>
            <text:p><text:span text:style-name="T1">Shielding Fire</text:span></text:p>
            <text:p>Range 1, Select Stack</text:p>
            <text:p>(Magic Immunity for 2 turn)</text:p>
            <text:p>(Immunity for First Strikes, 2 turns)</text:p>
            <text:p>Removes negative buffs</text:p>
            <text:p>Max Fortify Bonus</text:p>
            <text:p/>
          </table:table-cell>
          <table:table-cell table:style-name="ce8" office:value-type="string">
            <text:p>Sacrifice</text:p>
            <text:p><text:span text:style-name="T2">In caster's tile, strongest unit</text:span></text:p>
            <text:p><text:span text:style-name="T2">+50% Strength</text:span></text:p>
            <text:p><text:span text:style-name="T2">+2 First Strike</text:span></text:p>
            <text:p><text:span text:style-name="T2">Dies after 2 turns</text:span></text:p>
            <text:p/>
            <text:p/>
            <text:p/>
            <text:p/>
            <text:p/>
            <text:p>Banish</text:p>
            <text:p><text:span text:style-name="T2">Range 1, Select Tile, </text:span></text:p>
            <text:p><text:span text:style-name="T2">Random Unit goes back to Capital</text:span></text:p>
            <text:p><text:span text:style-name="T2">Does not affect Invisible Units</text:span></text:p>
            <text:p/>
            <text:p/>
            <text:p/>
            <text:p/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/>
          <table:table-cell table:style-name="ce1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1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12/11/2014</text:date>, <text:time>10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Adrian</meta:initial-creator>
    <dc:creator>Bastiaan </dc:creator>
    <meta:creation-date>2009-04-16T11:32:48Z</meta:creation-date>
    <dc:date>2014-11-12T10:08:17.60</dc:date>
    <meta:editing-cycles>86</meta:editing-cycles>
    <meta:editing-duration>PT7H49M48S</meta:editing-duration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